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6.959cm" table:align="left"/>
    </style:style>
    <style:style style:name="Таблица1.A" style:family="table-column">
      <style:table-column-properties style:column-width="4.117cm"/>
    </style:style>
    <style:style style:name="Таблица1.B" style:family="table-column">
      <style:table-column-properties style:column-width="2.842cm"/>
    </style:style>
    <style:style style:name="Таблица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" style:family="table">
      <style:table-properties style:width="18.565cm" table:align="left"/>
    </style:style>
    <style:style style:name="Таблица5.A" style:family="table-column">
      <style:table-column-properties style:column-width="1.02cm"/>
    </style:style>
    <style:style style:name="Таблица5.B" style:family="table-column">
      <style:table-column-properties style:column-width="2.441cm"/>
    </style:style>
    <style:style style:name="Таблица5.C" style:family="table-column">
      <style:table-column-properties style:column-width="6.08cm"/>
    </style:style>
    <style:style style:name="Таблица5.D" style:family="table-column">
      <style:table-column-properties style:column-width="2.685cm"/>
    </style:style>
    <style:style style:name="Таблица5.E" style:family="table-column">
      <style:table-column-properties style:column-width="3.048cm"/>
    </style:style>
    <style:style style:name="Таблица5.F" style:family="table-column">
      <style:table-column-properties style:column-width="3.291cm"/>
    </style:style>
    <style:style style:name="Таблица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" style:family="table">
      <style:table-properties style:width="18.93cm" table:align="left"/>
    </style:style>
    <style:style style:name="Таблица6.A" style:family="table-column">
      <style:table-column-properties style:column-width="0.898cm"/>
    </style:style>
    <style:style style:name="Таблица6.B" style:family="table-column">
      <style:table-column-properties style:column-width="3.845cm"/>
    </style:style>
    <style:style style:name="Таблица6.C" style:family="table-column">
      <style:table-column-properties style:column-width="3.78cm"/>
    </style:style>
    <style:style style:name="Таблица6.D" style:family="table-column">
      <style:table-column-properties style:column-width="2.685cm"/>
    </style:style>
    <style:style style:name="Таблица6.E" style:family="table-column">
      <style:table-column-properties style:column-width="4.001cm"/>
    </style:style>
    <style:style style:name="Таблица6.F" style:family="table-column">
      <style:table-column-properties style:column-width="3.722cm"/>
    </style:style>
    <style:style style:name="Таблица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2.711cm"/>
    </style:style>
    <style:style style:name="Таблица7.B" style:family="table-column">
      <style:table-column-properties style:column-width="6.211cm"/>
    </style:style>
    <style:style style:name="Таблица7.C" style:family="table-column">
      <style:table-column-properties style:column-width="6.752cm"/>
    </style:style>
    <style:style style:name="Таблица7.D" style:family="table-column">
      <style:table-column-properties style:column-width="1.326cm"/>
    </style:style>
    <style:style style:name="Таблица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1.51cm"/>
    </style:style>
    <style:style style:name="Таблица2.B" style:family="table-column">
      <style:table-column-properties style:column-width="5.02cm"/>
    </style:style>
    <style:style style:name="Таблица2.C" style:family="table-column">
      <style:table-column-properties style:column-width="1.96cm"/>
    </style:style>
    <style:style style:name="Таблица2.D" style:family="table-column">
      <style:table-column-properties style:column-width="8.511cm"/>
    </style:style>
    <style:style style:name="Таблица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1.461cm"/>
    </style:style>
    <style:style style:name="Таблица3.B" style:family="table-column">
      <style:table-column-properties style:column-width="5.306cm"/>
    </style:style>
    <style:style style:name="Таблица3.C" style:family="table-column">
      <style:table-column-properties style:column-width="1.894cm"/>
    </style:style>
    <style:style style:name="Таблица3.D" style:family="table-column">
      <style:table-column-properties style:column-width="8.34cm"/>
    </style:style>
    <style:style style:name="Таблица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" style:family="table">
      <style:table-properties style:width="13.307cm" table:align="left"/>
    </style:style>
    <style:style style:name="Таблица4.A" style:family="table-column">
      <style:table-column-properties style:column-width="5.205cm"/>
    </style:style>
    <style:style style:name="Таблица4.B" style:family="table-column">
      <style:table-column-properties style:column-width="2.027cm"/>
    </style:style>
    <style:style style:name="Таблица4.C" style:family="table-column">
      <style:table-column-properties style:column-width="1.792cm"/>
    </style:style>
    <style:style style:name="Таблица4.D" style:family="table-column">
      <style:table-column-properties style:column-width="4.283cm"/>
    </style:style>
    <style:style style:name="Таблица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Heading_20_1">
      <style:paragraph-properties fo:margin-left="0cm" fo:margin-right="0cm" fo:margin-top="0.847cm" fo:margin-bottom="0.423cm" style:contextual-spacing="false" style:line-height-at-least="0.9cm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3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4" style:family="paragraph" style:parent-style-name="Table_20_Contents">
      <style:paragraph-properties fo:margin-left="0cm" fo:margin-right="0cm" style:line-height-at-least="0.661cm" fo:text-indent="0cm" style:auto-text-indent="false"/>
    </style:style>
    <style:style style:name="P5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6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7" style:family="paragraph" style:parent-style-name="Heading_20_1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P8" style:family="paragraph" style:parent-style-name="Table_20_Contents">
      <style:paragraph-properties fo:margin-left="0cm" fo:margin-right="0cm" style:line-height-at-least="0.582cm" fo:text-indent="0cm" style:auto-text-indent="false"/>
    </style:style>
    <style:style style:name="P9" style:family="paragraph" style:parent-style-name="Horizontal_20_Line">
      <style:paragraph-properties fo:margin-top="0.847cm" fo:margin-bottom="0.423cm" style:contextual-spacing="false" style:line-height-at-least="0.847cm"/>
      <style:text-properties fo:color="#0f1115" loext:opacity="100%" style:font-name="quote-cjk-patch" fo:font-size="16.5pt" fo:font-weight="bold"/>
    </style:style>
    <style:style style:name="P10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color="#0f1115" loext:opacity="100%" style:font-name="quote-cjk-patch" fo:font-size="16.5pt" fo:font-weight="bold"/>
    </style:style>
    <style:style style:name="P12" style:family="paragraph" style:parent-style-name="Text_20_body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13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14" style:family="paragraph" style:parent-style-name="Text_20_body">
      <style:paragraph-properties fo:margin-left="0.212cm" fo:margin-right="0cm" fo:margin-top="0.847cm" fo:margin-bottom="0.499cm" style:contextual-spacing="false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20" style:family="paragraph" style:parent-style-name="Text_20_body">
      <style:paragraph-properties fo:margin-left="0cm" fo:margin-right="0cm" fo:margin-top="0.423cm" fo:margin-bottom="0.423cm" style:contextual-spacing="false" style:line-height-at-least="0.9cm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.423cm" fo:margin-bottom="0.423cm" style:contextual-spacing="false" style:line-height-at-least="0.9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2" style:family="paragraph" style:parent-style-name="Text_20_body" style:list-style-name="L2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fo:letter-spacing="normal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4">
      <style:paragraph-properties fo:margin-left="0cm" fo:margin-right="0cm" fo:margin-top="0cm" fo:margin-bottom="0.212cm" style:contextual-spacing="false" style:line-height-at-least="0.9cm" fo:orphans="2" fo:widows="2" fo:text-indent="0cm" style:auto-text-indent="false" fo:padding="0cm" fo:border="none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6" style:family="paragraph" style:parent-style-name="Horizontal_20_Line">
      <style:paragraph-properties fo:margin-top="0.847cm" fo:margin-bottom="0.423cm" style:contextual-spacing="false" style:line-height-at-least="0.9cm"/>
    </style:style>
    <style:style style:name="P27" style:family="paragraph" style:parent-style-name="Text_20_body">
      <style:paragraph-properties fo:margin-left="0cm" fo:margin-right="0cm" fo:margin-top="0.423cm" fo:margin-bottom="0cm" style:contextual-spacing="false" style:line-height-at-least="0.9cm" fo:orphans="2" fo:widows="2" fo:text-indent="0cm" style:auto-text-indent="false"/>
    </style:style>
    <style:style style:name="P28" style:family="paragraph" style:parent-style-name="Text_20_body">
      <style:paragraph-properties fo:margin-left="0cm" fo:margin-right="0cm" fo:margin-top="0.847cm" fo:margin-bottom="0.423cm" style:contextual-spacing="false" style:line-height-at-least="0.9cm" fo:orphans="2" fo:widows="2" fo:text-indent="0cm" style:auto-text-indent="false"/>
    </style:style>
    <style:style style:name="T1" style:family="text"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T2" style:family="text">
      <style:text-properties fo:font-variant="normal" fo:text-transform="none" fo:color="#3964fe" loext:opacity="100%" style:text-line-through-style="none" style:text-line-through-type="none" style:font-name="quote-cjk-patch" fo:font-size="18pt" fo:letter-spacing="normal" fo:font-style="normal" style:text-underline-style="none" fo:font-weight="bold" style:text-blinking="false" loext:padding="0.049cm" loext:border-left="1.5pt solid #ffffff" loext:border-right="1.5pt solid #ffffff" loext:border-top="0.74pt solid #ffffff" loext:border-bottom="0.74pt solid #ffffff"/>
    </style:style>
    <style:style style:name="T3" style:family="text">
      <style:text-properties fo:font-variant="normal" fo:text-transform="none" style:font-name="quote-cjk-patch" fo:font-size="11.25pt" fo:font-style="normal" fo:font-weight="bold"/>
    </style:style>
    <style:style style:name="T4" style:family="text">
      <style:text-properties officeooo:rsid="001174c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font-name="quote-cjk-patch" fo:font-size="11.25pt" fo:font-style="normal" fo:font-weight="normal"/>
    </style:style>
    <style:style style:name="T7" style:family="text">
      <style:text-properties fo:font-variant="normal" fo:text-transform="none" style:font-name="Menlo" fo:font-size="9.75pt" fo:font-style="normal" fo:font-weight="normal" fo:background-color="#ebeef2" loext:char-shading-value="0" loext:padding="0cm" loext:border="none"/>
    </style:style>
    <style:style style:name="T8" style:family="text">
      <style:text-properties fo:font-variant="normal" fo:text-transform="none" fo:color="#3964fe" loext:opacity="100%" style:text-line-through-style="none" style:text-line-through-type="none" style:font-name="quote-cjk-patch" fo:font-size="11.25pt" fo:font-style="normal" style:text-underline-style="none" fo:font-weight="normal" style:text-blinking="false" loext:padding="0.049cm" loext:border-left="1.5pt solid #ffffff" loext:border-right="1.5pt solid #ffffff" loext:border-top="0.74pt solid #ffffff" loext:border-bottom="0.74pt solid #ffffff"/>
    </style:style>
    <style:style style:name="T9" style:family="text">
      <style:text-properties style:font-name="quote-cjk-patch" fo:font-size="11.25pt" fo:font-style="normal" fo:font-weight="normal"/>
    </style:style>
    <style:style style:name="T10" style:family="text">
      <style:text-properties style:font-name-asian="quote-cjk-patch" style:font-size-asian="11.25pt" style:font-style-asian="normal" style:font-weight-asian="normal"/>
    </style:style>
    <style:style style:name="T11" style:family="text">
      <style:text-properties fo:font-variant="normal" fo:text-transform="none" fo:font-size="12pt" fo:letter-spacing="normal" fo:font-style="normal" fo:font-weight="bold"/>
    </style:style>
    <style:style style:name="T12" style:family="text">
      <style:text-properties fo:font-variant="normal" fo:text-transform="none" fo:font-size="12pt" fo:letter-spacing="normal" fo:font-style="normal" fo:font-weight="normal"/>
    </style:style>
    <style:style style:name="T13" style:family="text">
      <style:text-properties style:font-name="Menlo" fo:font-size="9.75pt" fo:font-style="normal" fo:font-weight="normal"/>
    </style:style>
    <style:style style:name="T14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1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6" style:family="text">
      <style:text-properties style:font-name="quote-cjk-patch" fo:font-size="12pt" fo:font-style="normal" fo:font-weight="normal"/>
    </style:style>
    <style:style style:name="T17" style:family="text">
      <style:text-properties fo:font-variant="normal" fo:text-transform="none" fo:color="#0f1115" loext:opacity="100%" style:font-name="quote-cjk-patch" fo:font-size="12pt" fo:letter-spacing="normal" fo:language="en" fo:country="US" fo:font-style="normal" fo:font-weight="normal" officeooo:rsid="001174c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ОТЧЕТ О ТЕСТИРОВАНИИ </text:span><text:a xlink:type="simple" xlink:href="https://vk.com/" office:target-frame-name="_blank" xlink:show="new" text:style-name="Internet_20_link" text:visited-style-name="Visited_20_Internet_20_Link"><text:span text:style-name="T2">VK.COM</text:span></text:a></text:h>
      <text:h text:style-name="P2" text:outline-level="2">1. Общая информация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Метрика</text:p>
            </table:table-cell>
            <table:table-cell table:style-name="Таблица1.A1" office:value-type="string">
              <text:p text:style-name="P3">Значение</text:p>
            </table:table-cell>
          </table:table-row>
        </table:table-header-rows>
        <table:table-row>
          <table:table-cell table:style-name="Таблица1.A2" office:value-type="string">
            <text:p text:style-name="P4"><text:span text:style-name="Strong_20_Emphasis"><text:span text:style-name="T3">Дата проведения</text:span></text:span></text:p>
          </table:table-cell>
          <table:table-cell table:style-name="Таблица1.A2" office:value-type="string">
            <text:p text:style-name="P5">15 марта 2026</text:p>
          </table:table-cell>
        </table:table-row>
        <table:table-row>
          <table:table-cell table:style-name="Таблица1.A2" office:value-type="string">
            <text:p text:style-name="P4"><text:span text:style-name="Strong_20_Emphasis"><text:span text:style-name="T3">Тестировщик</text:span></text:span></text:p>
          </table:table-cell>
          <table:table-cell table:style-name="Таблица1.A2" office:value-type="string">
            <text:p text:style-name="P5">[Ваше имя]</text:p>
          </table:table-cell>
        </table:table-row>
        <table:table-row>
          <table:table-cell table:style-name="Таблица1.A2" office:value-type="string">
            <text:p text:style-name="P4"><text:span text:style-name="Strong_20_Emphasis"><text:span text:style-name="T3">Время выполнения</text:span></text:span></text:p>
          </table:table-cell>
          <table:table-cell table:style-name="Таблица1.A2" office:value-type="string">
            <text:p text:style-name="P5">3.28 секунды</text:p>
          </table:table-cell>
        </table:table-row>
        <table:table-row>
          <table:table-cell table:style-name="Таблица1.A2" office:value-type="string">
            <text:p text:style-name="P4"><text:span text:style-name="Strong_20_Emphasis"><text:span text:style-name="T3">Всего тест-кейсов</text:span></text:span></text:p>
          </table:table-cell>
          <table:table-cell table:style-name="Таблица1.A2" office:value-type="string">
            <text:p text:style-name="P5">10</text:p>
          </table:table-cell>
        </table:table-row>
        <table:table-row>
          <table:table-cell table:style-name="Таблица1.A2" office:value-type="string">
            <text:p text:style-name="P4"><text:span text:style-name="Strong_20_Emphasis"><text:span text:style-name="T3">Выполнено</text:span></text:span></text:p>
          </table:table-cell>
          <table:table-cell table:style-name="Таблица1.A2" office:value-type="string">
            <text:p text:style-name="P5">10 (100%)</text:p>
          </table:table-cell>
        </table:table-row>
        <table:table-row>
          <table:table-cell table:style-name="Таблица1.A2" office:value-type="string">
            <text:p text:style-name="P4"><text:span text:style-name="Strong_20_Emphasis"><text:span text:style-name="T3">Успешно (PASSED)</text:span></text:span></text:p>
          </table:table-cell>
          <table:table-cell table:style-name="Таблица1.A2" office:value-type="string">
            <text:p text:style-name="P5">10 (100%)</text:p>
          </table:table-cell>
        </table:table-row>
        <table:table-row>
          <table:table-cell table:style-name="Таблица1.A2" office:value-type="string">
            <text:p text:style-name="P4"><text:span text:style-name="Strong_20_Emphasis"><text:span text:style-name="T3">Неуспешно (FAILED)</text:span></text:span></text:p>
          </table:table-cell>
          <table:table-cell table:style-name="Таблица1.A2" office:value-type="string">
            <text:p text:style-name="P6">0 (0%)</text:p>
          </table:table-cell>
        </table:table-row>
      </table:table>
      <text:h text:style-name="P7" text:outline-level="1"><text:line-break/><text:span text:style-name="T4">2.</text:span><text:span text:style-name="T5">ТАБЛИЦА ТЕСТ-КЕЙСОВ</text:span></text:h>
      <text:h text:style-name="P2" text:outline-level="2">API ТЕСТЫ (VK Messages API)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header-rows>
          <table:table-row>
            <table:table-cell table:style-name="Таблица5.A1" office:value-type="string">
              <text:p text:style-name="P3">ID</text:p>
            </table:table-cell>
            <table:table-cell table:style-name="Таблица5.A1" office:value-type="string">
              <text:p text:style-name="P3">Название</text:p>
            </table:table-cell>
            <table:table-cell table:style-name="Таблица5.A1" office:value-type="string">
              <text:p text:style-name="P3">Метод/URL</text:p>
            </table:table-cell>
            <table:table-cell table:style-name="Таблица5.A1" office:value-type="string">
              <text:p text:style-name="P3">Критичность</text:p>
            </table:table-cell>
            <table:table-cell table:style-name="Таблица5.A1" office:value-type="string">
              <text:p text:style-name="P3">Шаги выполнения</text:p>
            </table:table-cell>
            <table:table-cell table:style-name="Таблица5.A1" office:value-type="string">
              <text:p text:style-name="P3">Ожидаемый результат</text:p>
            </table:table-cell>
          </table:table-row>
        </table:table-header-rows>
        <table:table-row>
          <table:table-cell table:style-name="Таблица5.A2" office:value-type="string">
            <text:p text:style-name="P4"><text:span text:style-name="Strong_20_Emphasis"><text:span text:style-name="T3">API-001</text:span></text:span></text:p>
          </table:table-cell>
          <table:table-cell table:style-name="Таблица5.A2" office:value-type="string">
            <text:p text:style-name="P5">Получить список диалогов</text:p>
          </table:table-cell>
          <table:table-cell table:style-name="Таблица5.A2" office:value-type="string">
            <text:p text:style-name="P8"><text:span text:style-name="T6">GET </text:span><text:span text:style-name="Source_20_Text"><text:span text:style-name="T7">/messages.getConversations?v=5.199&amp;access_token=...&amp;count=20&amp;extended=1</text:span></text:span></text:p>
          </table:table-cell>
          <table:table-cell table:style-name="Таблица5.A2" office:value-type="string">
            <text:p text:style-name="P4"><text:span text:style-name="Strong_20_Emphasis"><text:span text:style-name="T3">High</text:span></text:span></text:p>
          </table:table-cell>
          <table:table-cell table:style-name="Таблица5.A2" office:value-type="string">
            <text:p text:style-name="P5">1. Отправить GET запрос с валидным токеном<text:line-break/>2. Проверить статус ответа<text:line-break/>3. Проверить структуру ответа</text:p>
          </table:table-cell>
          <table:table-cell table:style-name="Таблица5.A2" office:value-type="string">
            <text:p text:style-name="P8"><text:span text:style-name="Source_20_Text"><text:span text:style-name="T7">{ "response": { "count": 15, "items": [...] } }</text:span></text:span><text:span text:style-name="T6"><text:line-break/>Статус: 200 OK</text:span></text:p>
          </table:table-cell>
        </table:table-row>
        <text:soft-page-break/>
        <table:table-row>
          <table:table-cell table:style-name="Таблица5.A2" office:value-type="string">
            <text:p text:style-name="P4"><text:span text:style-name="Strong_20_Emphasis"><text:span text:style-name="T3">API-002</text:span></text:span></text:p>
          </table:table-cell>
          <table:table-cell table:style-name="Таблица5.A2" office:value-type="string">
            <text:p text:style-name="P5">Получить историю сообщений</text:p>
          </table:table-cell>
          <table:table-cell table:style-name="Таблица5.A2" office:value-type="string">
            <text:p text:style-name="P8"><text:span text:style-name="T6">GET </text:span><text:span text:style-name="Source_20_Text"><text:span text:style-name="T7">/messages.getHistory?peer_id=777201192&amp;v=5.199&amp;access_token=...&amp;count=20</text:span></text:span></text:p>
          </table:table-cell>
          <table:table-cell table:style-name="Таблица5.A2" office:value-type="string">
            <text:p text:style-name="P4"><text:span text:style-name="Strong_20_Emphasis"><text:span text:style-name="T3">High</text:span></text:span></text:p>
          </table:table-cell>
          <table:table-cell table:style-name="Таблица5.A2" office:value-type="string">
            <text:p text:style-name="P5">1. Отправить GET запрос с peer_id<text:line-break/>2. Проверить статус ответа<text:line-break/>3. Проверить наличие items</text:p>
          </table:table-cell>
          <table:table-cell table:style-name="Таблица5.A2" office:value-type="string">
            <text:p text:style-name="P8"><text:span text:style-name="Source_20_Text"><text:span text:style-name="T7">{ "response": { "count": 100, "items": [...] } }</text:span></text:span><text:span text:style-name="T6"><text:line-break/>Статус: 200 OK</text:span></text:p>
          </table:table-cell>
        </table:table-row>
        <table:table-row>
          <table:table-cell table:style-name="Таблица5.A2" office:value-type="string">
            <text:p text:style-name="P4"><text:span text:style-name="Strong_20_Emphasis"><text:span text:style-name="T3">API-003</text:span></text:span></text:p>
          </table:table-cell>
          <table:table-cell table:style-name="Таблица5.A2" office:value-type="string">
            <text:p text:style-name="P5">Отправить сообщение на кириллице</text:p>
          </table:table-cell>
          <table:table-cell table:style-name="Таблица5.A2" office:value-type="string">
            <text:p text:style-name="P8"><text:span text:style-name="T6">POST </text:span><text:span text:style-name="Source_20_Text"><text:span text:style-name="T7">/messages.send?peer_id=777201192&amp;message=Привет, мир!&amp;random_id=123456&amp;v=5.199&amp;access_token=...</text:span></text:span></text:p>
          </table:table-cell>
          <table:table-cell table:style-name="Таблица5.A2" office:value-type="string">
            <text:p text:style-name="P4"><text:span text:style-name="Strong_20_Emphasis"><text:span text:style-name="T3">High</text:span></text:span><text:span text:style-name="T6"> (Smoke)</text:span></text:p>
          </table:table-cell>
          <table:table-cell table:style-name="Таблица5.A2" office:value-type="string">
            <text:p text:style-name="P5">1. Подготовить параметры с кириллическим текстом<text:line-break/>2. Отправить POST запрос<text:line-break/>3. Проверить статус и наличие response</text:p>
          </table:table-cell>
          <table:table-cell table:style-name="Таблица5.A2" office:value-type="string">
            <text:p text:style-name="P8"><text:span text:style-name="Source_20_Text"><text:span text:style-name="T7">{ "response": 98765 }</text:span></text:span><text:span text:style-name="T6"><text:line-break/>Статус: 200 OK</text:span></text:p>
          </table:table-cell>
        </table:table-row>
        <table:table-row>
          <table:table-cell table:style-name="Таблица5.A2" office:value-type="string">
            <text:p text:style-name="P4"><text:span text:style-name="Strong_20_Emphasis"><text:span text:style-name="T3">API-004</text:span></text:span></text:p>
          </table:table-cell>
          <table:table-cell table:style-name="Таблица5.A2" office:value-type="string">
            <text:p text:style-name="P5">Отправить сообщение с цифрами</text:p>
          </table:table-cell>
          <table:table-cell table:style-name="Таблица5.A2" office:value-type="string">
            <text:p text:style-name="P8"><text:span text:style-name="T6">POST </text:span><text:span text:style-name="Source_20_Text"><text:span text:style-name="T7">/messages.send?peer_id=777201192&amp;message=25000$&amp;random_id=123456&amp;v=5.199&amp;access_token=...</text:span></text:span></text:p>
          </table:table-cell>
          <table:table-cell table:style-name="Таблица5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5.A2" office:value-type="string">
            <text:p text:style-name="P5">1. Подготовить параметры с цифрами<text:line-break/>2. Отправить POST запрос<text:line-break/>3. Проверить статус</text:p>
          </table:table-cell>
          <table:table-cell table:style-name="Таблица5.A2" office:value-type="string">
            <text:p text:style-name="P8"><text:span text:style-name="Source_20_Text"><text:span text:style-name="T7">{ "response": 98766 }</text:span></text:span><text:span text:style-name="T6"><text:line-break/>Статус: 200 OK</text:span></text:p>
          </table:table-cell>
        </table:table-row>
        <table:table-row>
          <table:table-cell table:style-name="Таблица5.A2" office:value-type="string">
            <text:p text:style-name="P4"><text:span text:style-name="Strong_20_Emphasis"><text:span text:style-name="T3">API-005</text:span></text:span></text:p>
          </table:table-cell>
          <table:table-cell table:style-name="Таблица5.A2" office:value-type="string">
            <text:p text:style-name="P5">Отправить сообщение на латинице</text:p>
          </table:table-cell>
          <table:table-cell table:style-name="Таблица5.A2" office:value-type="string">
            <text:p text:style-name="P8"><text:span text:style-name="T6">POST </text:span><text:span text:style-name="Source_20_Text"><text:span text:style-name="T7">/messages.send?peer_id=777201192&amp;message=Hello, World!&amp;random_id=123456&amp;v=5.199&amp;access_token=...</text:span></text:span></text:p>
          </table:table-cell>
          <table:table-cell table:style-name="Таблица5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5.A2" office:value-type="string">
            <text:p text:style-name="P5">1. Подготовить параметры с латиницей<text:line-break/>2. Отправить POST запрос<text:line-break/>3. Проверить статус</text:p>
          </table:table-cell>
          <table:table-cell table:style-name="Таблица5.A2" office:value-type="string">
            <text:p text:style-name="P8"><text:span text:style-name="Source_20_Text"><text:span text:style-name="T7">{ "response": 98767 }</text:span></text:span><text:span text:style-name="T6"><text:line-break/>Статус: 200 OK</text:span></text:p>
          </table:table-cell>
        </table:table-row>
        <table:table-row>
          <table:table-cell table:style-name="Таблица5.A2" office:value-type="string">
            <text:p text:style-name="P4"><text:span text:style-name="Strong_20_Emphasis"><text:span text:style-name="T3">API-006</text:span></text:span></text:p>
          </table:table-cell>
          <table:table-cell table:style-name="Таблица5.A2" office:value-type="string">
            <text:p text:style-name="P5">Отправить пустое сообщение <text:soft-page-break/>(негативный)</text:p>
          </table:table-cell>
          <table:table-cell table:style-name="Таблица5.A2" office:value-type="string">
            <text:p text:style-name="P8"><text:span text:style-name="T6">POST </text:span><text:span text:style-name="Source_20_Text"><text:span text:style-name="T7">/messages.send?peer_id=777201192&amp;message=&amp;random_id=123456&amp;v=5.199&amp;access_token</text:span></text:span><text:soft-page-break/><text:span text:style-name="Source_20_Text"><text:span text:style-name="T7">=...</text:span></text:span></text:p>
          </table:table-cell>
          <table:table-cell table:style-name="Таблица5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5.A2" office:value-type="string">
            <text:p text:style-name="P5">1. Подготовить параметры с пустым message<text:line-break/><text:soft-page-break/>2. Отправить POST запрос<text:line-break/>3. Проверить наличие ошибки</text:p>
          </table:table-cell>
          <table:table-cell table:style-name="Таблица5.A2" office:value-type="string">
            <text:p text:style-name="P8"><text:span text:style-name="Source_20_Text"><text:span text:style-name="T7">{ "error": { "error_code": 100, "error_msg": </text:span></text:span><text:soft-page-break/><text:span text:style-name="Source_20_Text"><text:span text:style-name="T7">"Message is empty" } }</text:span></text:span><text:span text:style-name="T6"><text:line-break/>Статус: 200 OK</text:span></text:p>
          </table:table-cell>
        </table:table-row>
        <table:table-row>
          <table:table-cell table:style-name="Таблица5.A2" office:value-type="string">
            <text:p text:style-name="P4"><text:span text:style-name="Strong_20_Emphasis"><text:span text:style-name="T3">API-007</text:span></text:span></text:p>
          </table:table-cell>
          <table:table-cell table:style-name="Таблица5.A2" office:value-type="string">
            <text:p text:style-name="P5">Отправить без токена (негативный)</text:p>
          </table:table-cell>
          <table:table-cell table:style-name="Таблица5.A2" office:value-type="string">
            <text:p text:style-name="P8"><text:span text:style-name="T6">POST </text:span><text:span text:style-name="Source_20_Text"><text:span text:style-name="T7">/messages.send?peer_id=777201192&amp;message=Привет, мир!&amp;random_id=123456&amp;v=5.199</text:span></text:span></text:p>
          </table:table-cell>
          <table:table-cell table:style-name="Таблица5.A2" office:value-type="string">
            <text:p text:style-name="P4"><text:span text:style-name="Strong_20_Emphasis"><text:span text:style-name="T3">High</text:span></text:span></text:p>
          </table:table-cell>
          <table:table-cell table:style-name="Таблица5.A2" office:value-type="string">
            <text:p text:style-name="P5">1. Подготовить параметры без access_token<text:line-break/>2. Отправить POST запрос<text:line-break/>3. Проверить код ошибки</text:p>
          </table:table-cell>
          <table:table-cell table:style-name="Таблица5.A2" office:value-type="string">
            <text:p text:style-name="P8"><text:span text:style-name="Source_20_Text"><text:span text:style-name="T7">{ "error": { "error_code": 15, "error_msg": "Access denied" } }</text:span></text:span><text:span text:style-name="T6"><text:line-break/>Статус: 200 OK</text:span></text:p>
          </table:table-cell>
        </table:table-row>
        <table:table-row>
          <table:table-cell table:style-name="Таблица5.A2" office:value-type="string">
            <text:p text:style-name="P4"><text:span text:style-name="Strong_20_Emphasis"><text:span text:style-name="T3">API-008</text:span></text:span></text:p>
          </table:table-cell>
          <table:table-cell table:style-name="Таблица5.A2" office:value-type="string">
            <text:p text:style-name="P5">Отправить с методом PUT (негативный)</text:p>
          </table:table-cell>
          <table:table-cell table:style-name="Таблица5.A2" office:value-type="string">
            <text:p text:style-name="P8"><text:span text:style-name="T6">PUT </text:span><text:span text:style-name="Source_20_Text"><text:span text:style-name="T7">/messages.send?peer_id=777201192&amp;message=Привет, мир!&amp;random_id=123456&amp;v=5.199&amp;access_token=...</text:span></text:span></text:p>
          </table:table-cell>
          <table:table-cell table:style-name="Таблица5.A2" office:value-type="string">
            <text:p text:style-name="P4"><text:span text:style-name="Strong_20_Emphasis"><text:span text:style-name="T3">Low</text:span></text:span></text:p>
          </table:table-cell>
          <table:table-cell table:style-name="Таблица5.A2" office:value-type="string">
            <text:p text:style-name="P5">1. Подготовить параметры<text:line-break/>2. Отправить PUT запрос вместо POST<text:line-break/>3. Проверить статус</text:p>
          </table:table-cell>
          <table:table-cell table:style-name="Таблица5.A2" office:value-type="string">
            <text:p text:style-name="P8"><text:span text:style-name="Source_20_Text"><text:span text:style-name="T7">{ "error": { "error_code": 405, "error_msg": "Method not allowed" } }</text:span></text:span><text:span text:style-name="T6"><text:line-break/>Статус: 200 OK</text:span></text:p>
          </table:table-cell>
        </table:table-row>
        <table:table-row>
          <table:table-cell table:style-name="Таблица5.A2" office:value-type="string">
            <text:p text:style-name="P4"><text:span text:style-name="Strong_20_Emphasis"><text:span text:style-name="T3">API-009</text:span></text:span></text:p>
          </table:table-cell>
          <table:table-cell table:style-name="Таблица5.A2" office:value-type="string">
            <text:p text:style-name="P5">Отправить без peer_id (негативный)</text:p>
          </table:table-cell>
          <table:table-cell table:style-name="Таблица5.A2" office:value-type="string">
            <text:p text:style-name="P8"><text:span text:style-name="T6">POST </text:span><text:span text:style-name="Source_20_Text"><text:span text:style-name="T7">/messages.send?message=25000$&amp;random_id=123456&amp;v=5.199&amp;access_token=...</text:span></text:span></text:p>
          </table:table-cell>
          <table:table-cell table:style-name="Таблица5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5.A2" office:value-type="string">
            <text:p text:style-name="P5">1. Подготовить параметры без peer_id<text:line-break/>2. Отправить POST запрос<text:line-break/>3. Проверить ошибку</text:p>
          </table:table-cell>
          <table:table-cell table:style-name="Таблица5.A2" office:value-type="string">
            <text:p text:style-name="P8"><text:span text:style-name="Source_20_Text"><text:span text:style-name="T7">{ "error": { "error_code": 100, "error_msg": "Peer id is invalid" } }</text:span></text:span><text:span text:style-name="T6"><text:line-break/>Статус: 200 OK</text:span></text:p>
          </table:table-cell>
        </table:table-row>
        <table:table-row>
          <table:table-cell table:style-name="Таблица5.A2" office:value-type="string">
            <text:p text:style-name="P4"><text:span text:style-name="Strong_20_Emphasis"><text:span text:style-name="T3">API-010</text:span></text:span></text:p>
          </table:table-cell>
          <table:table-cell table:style-name="Таблица5.A2" office:value-type="string">
            <text:p text:style-name="P5">Отправить без версии API (негативный)</text:p>
          </table:table-cell>
          <table:table-cell table:style-name="Таблица5.A2" office:value-type="string">
            <text:p text:style-name="P8"><text:span text:style-name="T6">POST </text:span><text:span text:style-name="Source_20_Text"><text:span text:style-name="T7">/messages.send?peer_id=777201192&amp;message=25000$&amp;random_id=123456&amp;access_token=...</text:span></text:span></text:p>
          </table:table-cell>
          <table:table-cell table:style-name="Таблица5.A2" office:value-type="string">
            <text:p text:style-name="P4"><text:span text:style-name="Strong_20_Emphasis"><text:span text:style-name="T3">Low</text:span></text:span></text:p>
          </table:table-cell>
          <table:table-cell table:style-name="Таблица5.A2" office:value-type="string">
            <text:p text:style-name="P5">1. Подготовить параметры без v<text:line-break/>2. Отправить POST запрос<text:line-break/>3. Проверить ошибку</text:p>
          </table:table-cell>
          <table:table-cell table:style-name="Таблица5.A2" office:value-type="string">
            <text:p text:style-name="P8"><text:span text:style-name="Source_20_Text"><text:span text:style-name="T7">{ "error": { "error_code": 8, "error_msg": "API version is invalid" } }</text:span></text:span><text:span text:style-name="T6"><text:line-break/>Статус: 200 OK</text:span></text:p>
          </table:table-cell>
        </table:table-row>
      </table:table>
      <text:p text:style-name="P9"><text:soft-page-break/></text:p>
      <text:h text:style-name="P2" text:outline-level="2">UI ТЕСТЫ (VK Web Interface)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header-rows>
          <table:table-row>
            <table:table-cell table:style-name="Таблица6.A1" office:value-type="string">
              <text:p text:style-name="P3">ID</text:p>
            </table:table-cell>
            <table:table-cell table:style-name="Таблица6.A1" office:value-type="string">
              <text:p text:style-name="P3">Название</text:p>
            </table:table-cell>
            <table:table-cell table:style-name="Таблица6.A1" office:value-type="string">
              <text:p text:style-name="P3">URL</text:p>
            </table:table-cell>
            <table:table-cell table:style-name="Таблица6.A1" office:value-type="string">
              <text:p text:style-name="P3">Критичность</text:p>
            </table:table-cell>
            <table:table-cell table:style-name="Таблица6.A1" office:value-type="string">
              <text:p text:style-name="P3">Шаги выполнения</text:p>
            </table:table-cell>
            <table:table-cell table:style-name="Таблица6.A1" office:value-type="string">
              <text:p text:style-name="P3">Ожидаемый результат</text:p>
            </table:table-cell>
          </table:table-row>
        </table:table-header-rows>
        <table:table-row>
          <table:table-cell table:style-name="Таблица6.A2" office:value-type="string">
            <text:p text:style-name="P4"><text:span text:style-name="Strong_20_Emphasis"><text:span text:style-name="T3">UI-001</text:span></text:span></text:p>
          </table:table-cell>
          <table:table-cell table:style-name="Таблица6.A2" office:value-type="string">
            <text:p text:style-name="P5">Авторизация с валидными данными</text:p>
          </table:table-cell>
          <table:table-cell table:style-name="Таблица6.A2" office:value-type="string">
            <text:p text:style-name="P8"><text:span text:style-name="Source_20_Text"><text:span text:style-name="T7">https://vk.com</text:span></text:span></text:p>
          </table:table-cell>
          <table:table-cell table:style-name="Таблица6.A2" office:value-type="string">
            <text:p text:style-name="P4"><text:span text:style-name="Strong_20_Emphasis"><text:span text:style-name="T3">High</text:span></text:span><text:span text:style-name="T6"> (Smoke)</text:span></text:p>
          </table:table-cell>
          <table:table-cell table:style-name="Таблица6.A2" office:value-type="string">
            <text:p text:style-name="P5">1. Открыть главную страницу VK<text:line-break/>2. Нажать кнопку "Войти другим способом"<text:line-break/>3. Ввести валидный номер телефона<text:line-break/>4. Ввести пароль<text:line-break/>5. Нажать кнопку входа</text:p>
          </table:table-cell>
          <table:table-cell table:style-name="Таблица6.A2" office:value-type="string">
            <text:p text:style-name="P5">Успешный вход в аккаунт, отображение ленты новостей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02</text:span></text:span></text:p>
          </table:table-cell>
          <table:table-cell table:style-name="Таблица6.A2" office:value-type="string">
            <text:p text:style-name="P5">Авторизация с невалидными данными (негативный)</text:p>
          </table:table-cell>
          <table:table-cell table:style-name="Таблица6.A2" office:value-type="string">
            <text:p text:style-name="P8"><text:span text:style-name="Source_20_Text"><text:span text:style-name="T7">https://vk.com</text:span></text:span></text:p>
          </table:table-cell>
          <table:table-cell table:style-name="Таблица6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6.A2" office:value-type="string">
            <text:p text:style-name="P5">1. Открыть главную страницу<text:line-break/>2. Нажать кнопку входа<text:line-break/>3. Ввести неверный логин/пароль<text:line-break/>4. Проверить сообщение об ошибке</text:p>
          </table:table-cell>
          <table:table-cell table:style-name="Таблица6.A2" office:value-type="string">
            <text:p text:style-name="P5">Отображение сообщения "Неверный логин или пароль"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03</text:span></text:span></text:p>
          </table:table-cell>
          <table:table-cell table:style-name="Таблица6.A2" office:value-type="string">
            <text:p text:style-name="P5">Отправка сообщения на кириллице</text:p>
          </table:table-cell>
          <table:table-cell table:style-name="Таблица6.A2" office:value-type="string">
            <text:p text:style-name="P8"><text:span text:style-name="Source_20_Text"><text:span text:style-name="T7">https://vk.com/im</text:span></text:span></text:p>
          </table:table-cell>
          <table:table-cell table:style-name="Таблица6.A2" office:value-type="string">
            <text:p text:style-name="P4"><text:span text:style-name="Strong_20_Emphasis"><text:span text:style-name="T3">High</text:span></text:span></text:p>
          </table:table-cell>
          <table:table-cell table:style-name="Таблица6.A2" office:value-type="string">
            <text:p text:style-name="P5">1. Авторизоваться в системе<text:line-break/>2. Перейти в раздел "Сообщения"<text:line-break/>3. Выбрать диалог с тестовым пользователем<text:line-break/>4. Ввести текст на кириллице<text:line-break/>5. Нажать кнопку отправки</text:p>
          </table:table-cell>
          <table:table-cell table:style-name="Таблица6.A2" office:value-type="string">
            <text:p text:style-name="P5">Сообщение отображается в истории диалога</text:p>
          </table:table-cell>
        </table:table-row>
        <text:soft-page-break/>
        <table:table-row>
          <table:table-cell table:style-name="Таблица6.A2" office:value-type="string">
            <text:p text:style-name="P4"><text:span text:style-name="Strong_20_Emphasis"><text:span text:style-name="T3">UI-004</text:span></text:span></text:p>
          </table:table-cell>
          <table:table-cell table:style-name="Таблица6.A2" office:value-type="string">
            <text:p text:style-name="P5">Отправка сообщения с цифрами</text:p>
          </table:table-cell>
          <table:table-cell table:style-name="Таблица6.A2" office:value-type="string">
            <text:p text:style-name="P8"><text:span text:style-name="Source_20_Text"><text:span text:style-name="T7">https://vk.com/im</text:span></text:span></text:p>
          </table:table-cell>
          <table:table-cell table:style-name="Таблица6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6.A2" office:value-type="string">
            <text:p text:style-name="P5">1. Авторизоваться в системе<text:line-break/>2. Перейти в раздел "Сообщения"<text:line-break/>3. Выбрать диалог<text:line-break/>4. Ввести сообщение с цифрами (25000$)<text:line-break/>5. Отправить сообщение</text:p>
          </table:table-cell>
          <table:table-cell table:style-name="Таблица6.A2" office:value-type="string">
            <text:p text:style-name="P5">Сообщение с цифрами успешно отправлено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05</text:span></text:span></text:p>
          </table:table-cell>
          <table:table-cell table:style-name="Таблица6.A2" office:value-type="string">
            <text:p text:style-name="P5">Отправка пустого сообщения (негативный)</text:p>
          </table:table-cell>
          <table:table-cell table:style-name="Таблица6.A2" office:value-type="string">
            <text:p text:style-name="P8"><text:span text:style-name="Source_20_Text"><text:span text:style-name="T7">https://vk.com/im</text:span></text:span></text:p>
          </table:table-cell>
          <table:table-cell table:style-name="Таблица6.A2" office:value-type="string">
            <text:p text:style-name="P4"><text:span text:style-name="Strong_20_Emphasis"><text:span text:style-name="T3">Low</text:span></text:span></text:p>
          </table:table-cell>
          <table:table-cell table:style-name="Таблица6.A2" office:value-type="string">
            <text:p text:style-name="P5">1. Авторизоваться<text:line-break/>2. Перейти в раздел "Сообщения"<text:line-break/>3. Выбрать диалог<text:line-break/>4. Оставить поле ввода пустым<text:line-break/>5. Попытаться отправить</text:p>
          </table:table-cell>
          <table:table-cell table:style-name="Таблица6.A2" office:value-type="string">
            <text:p text:style-name="P5">Кнопка отправки неактивна или появляется подсказка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06</text:span></text:span></text:p>
          </table:table-cell>
          <table:table-cell table:style-name="Таблица6.A2" office:value-type="string">
            <text:p text:style-name="P5">Переход по ссылке "VK Developers"</text:p>
          </table:table-cell>
          <table:table-cell table:style-name="Таблица6.A2" office:value-type="string">
            <text:p text:style-name="P8"><text:span text:style-name="Source_20_Text"><text:span text:style-name="T7">https://vk.com</text:span></text:span></text:p>
          </table:table-cell>
          <table:table-cell table:style-name="Таблица6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6.A2" office:value-type="string">
            <text:p text:style-name="P5">1. Открыть главную страницу<text:line-break/>2. Прокрутить вниз до футера<text:line-break/>3. Найти и кликнуть ссылку "VK Developers"<text:line-break/>4. Дождаться загрузки страницы</text:p>
          </table:table-cell>
          <table:table-cell table:style-name="Таблица6.A2" office:value-type="string">
            <text:p text:style-name="P5">Переход на страницу разработчиков VK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07</text:span></text:span></text:p>
          </table:table-cell>
          <table:table-cell table:style-name="Таблица6.A2" office:value-type="string">
            <text:p text:style-name="P5">Переход по ссылке "Условия использования"</text:p>
          </table:table-cell>
          <table:table-cell table:style-name="Таблица6.A2" office:value-type="string">
            <text:p text:style-name="P8"><text:span text:style-name="Source_20_Text"><text:span text:style-name="T7">https://vk.com</text:span></text:span></text:p>
          </table:table-cell>
          <table:table-cell table:style-name="Таблица6.A2" office:value-type="string">
            <text:p text:style-name="P4"><text:span text:style-name="Strong_20_Emphasis"><text:span text:style-name="T3">Low</text:span></text:span></text:p>
          </table:table-cell>
          <table:table-cell table:style-name="Таблица6.A2" office:value-type="string">
            <text:p text:style-name="P5">1. Открыть главную страницу<text:line-break/>2. Прокрутить до футера<text:line-break/>3. Найти ссылку "Условия использования"<text:line-break/>4. Кликнуть по <text:soft-page-break/>ссылке</text:p>
          </table:table-cell>
          <table:table-cell table:style-name="Таблица6.A2" office:value-type="string">
            <text:p text:style-name="P5">Переход на страницу с условиями использования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08</text:span></text:span></text:p>
          </table:table-cell>
          <table:table-cell table:style-name="Таблица6.A2" office:value-type="string">
            <text:p text:style-name="P5">Переход в раздел "Мини-приложения"</text:p>
          </table:table-cell>
          <table:table-cell table:style-name="Таблица6.A2" office:value-type="string">
            <text:p text:style-name="P8"><text:span text:style-name="Source_20_Text"><text:span text:style-name="T7">https://dev.vk.com/ru</text:span></text:span></text:p>
          </table:table-cell>
          <table:table-cell table:style-name="Таблица6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6.A2" office:value-type="string">
            <text:p text:style-name="P4"><text:span text:style-name="T6">1. Перейти на </text:span><text:a xlink:type="simple" xlink:href="https://dev.vk.com/" office:target-frame-name="_blank" xlink:show="new" text:style-name="Internet_20_link" text:visited-style-name="Visited_20_Internet_20_Link"><text:span text:style-name="T8">dev.vk.com</text:span></text:a><text:span text:style-name="T6"><text:line-break/>2. Найти раздел "Мини-приложения"<text:line-break/>3. Кликнуть на ссылку "Обзор"<text:line-break/>4. Проверить заголовок</text:span></text:p>
          </table:table-cell>
          <table:table-cell table:style-name="Таблица6.A2" office:value-type="string">
            <text:p text:style-name="P5">Открыта страница с обзором мини-приложений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09</text:span></text:span></text:p>
          </table:table-cell>
          <table:table-cell table:style-name="Таблица6.A2" office:value-type="string">
            <text:p text:style-name="P5">Смена языка интерфейса</text:p>
          </table:table-cell>
          <table:table-cell table:style-name="Таблица6.A2" office:value-type="string">
            <text:p text:style-name="P8"><text:span text:style-name="Source_20_Text"><text:span text:style-name="T7">https://vk.com</text:span></text:span></text:p>
          </table:table-cell>
          <table:table-cell table:style-name="Таблица6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6.A2" office:value-type="string">
            <text:p text:style-name="P10"><text:span text:style-name="T9">1. Открыть главную страницу<text:line-break/>2. Прокрутить до футера<text:line-break/>3. Найти селектор языка<text:line-break/>4. Выбрать китайский язык (</text:span><text:span text:style-name="T10">汉语</text:span><text:span text:style-name="T9">)<text:line-break/>5. Проверить изменение текста</text:span></text:p>
          </table:table-cell>
          <table:table-cell table:style-name="Таблица6.A2" office:value-type="string">
            <text:p text:style-name="P5">Интерфейс переключается на выбранный язык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10</text:span></text:span></text:p>
          </table:table-cell>
          <table:table-cell table:style-name="Таблица6.A2" office:value-type="string">
            <text:p text:style-name="P5">Проверка URL с параметрами</text:p>
          </table:table-cell>
          <table:table-cell table:style-name="Таблица6.A2" office:value-type="string">
            <text:p text:style-name="P8"><text:span text:style-name="Source_20_Text"><text:span text:style-name="T7">https://vk.com/?to=YXVkaW8-</text:span></text:span></text:p>
          </table:table-cell>
          <table:table-cell table:style-name="Таблица6.A2" office:value-type="string">
            <text:p text:style-name="P4"><text:span text:style-name="Strong_20_Emphasis"><text:span text:style-name="T3">Low</text:span></text:span></text:p>
          </table:table-cell>
          <table:table-cell table:style-name="Таблица6.A2" office:value-type="string">
            <text:p text:style-name="P5">1. Открыть URL с параметрами<text:line-break/>2. Проверить корректность загрузки страницы<text:line-break/>3. Проверить наличие параметров в URL</text:p>
          </table:table-cell>
          <table:table-cell table:style-name="Таблица6.A2" office:value-type="string">
            <text:p text:style-name="P5">Страница загружается с учетом параметров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11</text:span></text:span></text:p>
          </table:table-cell>
          <table:table-cell table:style-name="Таблица6.A2" office:value-type="string">
            <text:p text:style-name="P5">Проверка специального URL</text:p>
          </table:table-cell>
          <table:table-cell table:style-name="Таблица6.A2" office:value-type="string">
            <text:p text:style-name="P8"><text:span text:style-name="Source_20_Text"><text:span text:style-name="T7">https://vk.com/?ysclid=mmrc2zy0od537749998</text:span></text:span></text:p>
          </table:table-cell>
          <table:table-cell table:style-name="Таблица6.A2" office:value-type="string">
            <text:p text:style-name="P4"><text:span text:style-name="Strong_20_Emphasis"><text:span text:style-name="T3">Low</text:span></text:span></text:p>
          </table:table-cell>
          <table:table-cell table:style-name="Таблица6.A2" office:value-type="string">
            <text:p text:style-name="P5">1. Открыть специальный URL<text:line-break/>2. Проверить загрузку страницы<text:line-break/>3. Проверить наличие параметров</text:p>
          </table:table-cell>
          <table:table-cell table:style-name="Таблица6.A2" office:value-type="string">
            <text:p text:style-name="P5">Страница успешно загружается, параметры обработаны</text:p>
          </table:table-cell>
        </table:table-row>
        <table:table-row>
          <table:table-cell table:style-name="Таблица6.A2" office:value-type="string">
            <text:p text:style-name="P4"><text:span text:style-name="Strong_20_Emphasis"><text:span text:style-name="T3">UI-0</text:span></text:span><text:soft-page-break/><text:span text:style-name="Strong_20_Emphasis"><text:span text:style-name="T3">12</text:span></text:span></text:p>
          </table:table-cell>
          <table:table-cell table:style-name="Таблица6.A2" office:value-type="string">
            <text:p text:style-name="P5">Проверка наличия <text:soft-page-break/>QR-кода</text:p>
          </table:table-cell>
          <table:table-cell table:style-name="Таблица6.A2" office:value-type="string">
            <text:p text:style-name="P8"><text:span text:style-name="Source_20_Text"><text:span text:style-name="T7">https://vk.com</text:span></text:span></text:p>
          </table:table-cell>
          <table:table-cell table:style-name="Таблица6.A2" office:value-type="string">
            <text:p text:style-name="P4"><text:span text:style-name="Strong_20_Emphasis"><text:span text:style-name="T3">Low</text:span></text:span></text:p>
          </table:table-cell>
          <table:table-cell table:style-name="Таблица6.A2" office:value-type="string">
            <text:p text:style-name="P5">1. Открыть главную <text:soft-page-break/>страницу<text:line-break/>2. Нажать кнопку входа<text:line-break/>3. Проверить наличие QR-кода на странице</text:p>
          </table:table-cell>
          <table:table-cell table:style-name="Таблица6.A2" office:value-type="string">
            <text:p text:style-name="P6">QR-код для <text:soft-page-break/>быстрого входа отображается</text:p>
          </table:table-cell>
        </table:table-row>
      </table:table>
      <text:p text:style-name="P9"/>
      <text:h text:style-name="P2" text:outline-level="2"><text:span text:style-name="T4">3. </text:span>Сводная таблица по критичности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3">Критичность</text:p>
            </table:table-cell>
            <table:table-cell table:style-name="Таблица7.A1" office:value-type="string">
              <text:p text:style-name="P3">API тесты</text:p>
            </table:table-cell>
            <table:table-cell table:style-name="Таблица7.A1" office:value-type="string">
              <text:p text:style-name="P3">UI тесты</text:p>
            </table:table-cell>
            <table:table-cell table:style-name="Таблица7.A1" office:value-type="string">
              <text:p text:style-name="P3">Всего</text:p>
            </table:table-cell>
          </table:table-row>
        </table:table-header-rows>
        <table:table-row>
          <table:table-cell table:style-name="Таблица7.A2" office:value-type="string">
            <text:p text:style-name="P4"><text:span text:style-name="Strong_20_Emphasis"><text:span text:style-name="T3">High</text:span></text:span></text:p>
          </table:table-cell>
          <table:table-cell table:style-name="Таблица7.A2" office:value-type="string">
            <text:p text:style-name="P5">API-001, API-002, API-003, API-007</text:p>
          </table:table-cell>
          <table:table-cell table:style-name="Таблица7.A2" office:value-type="string">
            <text:p text:style-name="P5">UI-001, UI-003</text:p>
          </table:table-cell>
          <table:table-cell table:style-name="Таблица7.A2" office:value-type="string">
            <text:p text:style-name="P5">6</text:p>
          </table:table-cell>
        </table:table-row>
        <table:table-row>
          <table:table-cell table:style-name="Таблица7.A2" office:value-type="string">
            <text:p text:style-name="P4"><text:span text:style-name="Strong_20_Emphasis"><text:span text:style-name="T3">Medium</text:span></text:span></text:p>
          </table:table-cell>
          <table:table-cell table:style-name="Таблица7.A2" office:value-type="string">
            <text:p text:style-name="P5">API-004, API-005, API-006, API-009</text:p>
          </table:table-cell>
          <table:table-cell table:style-name="Таблица7.A2" office:value-type="string">
            <text:p text:style-name="P5">UI-002, UI-004, UI-006, UI-008, UI-009</text:p>
          </table:table-cell>
          <table:table-cell table:style-name="Таблица7.A2" office:value-type="string">
            <text:p text:style-name="P5">9</text:p>
          </table:table-cell>
        </table:table-row>
        <table:table-row>
          <table:table-cell table:style-name="Таблица7.A2" office:value-type="string">
            <text:p text:style-name="P4"><text:span text:style-name="Strong_20_Emphasis"><text:span text:style-name="T3">Low</text:span></text:span></text:p>
          </table:table-cell>
          <table:table-cell table:style-name="Таблица7.A2" office:value-type="string">
            <text:p text:style-name="P5">API-008, API-010</text:p>
          </table:table-cell>
          <table:table-cell table:style-name="Таблица7.A2" office:value-type="string">
            <text:p text:style-name="P5">UI-005, UI-007, UI-010, UI-011, UI-012</text:p>
          </table:table-cell>
          <table:table-cell table:style-name="Таблица7.A2" office:value-type="string">
            <text:p text:style-name="P5">7</text:p>
          </table:table-cell>
        </table:table-row>
        <table:table-row>
          <table:table-cell table:style-name="Таблица7.A2" office:value-type="string">
            <text:p text:style-name="P4"><text:span text:style-name="Strong_20_Emphasis"><text:span text:style-name="T3">ИТОГО</text:span></text:span></text:p>
          </table:table-cell>
          <table:table-cell table:style-name="Таблица7.A2" office:value-type="string">
            <text:p text:style-name="P4"><text:span text:style-name="Strong_20_Emphasis"><text:span text:style-name="T3">10</text:span></text:span></text:p>
          </table:table-cell>
          <table:table-cell table:style-name="Таблица7.A2" office:value-type="string">
            <text:p text:style-name="P4"><text:span text:style-name="Strong_20_Emphasis"><text:span text:style-name="T3">12</text:span></text:span></text:p>
          </table:table-cell>
          <table:table-cell table:style-name="Таблица7.A2" office:value-type="string">
            <text:p text:style-name="P4"><text:span text:style-name="Strong_20_Emphasis"><text:span text:style-name="T3">22</text:span></text:span></text:p>
          </table:table-cell>
        </table:table-row>
      </table:table>
      <text:p text:style-name="P9"/>
      <text:h text:style-name="P2" text:outline-level="2">Легенда</text:h>
      <text:list text:style-name="L1">
        <text:list-item>
          <text:p text:style-name="P11"><text:span text:style-name="Strong_20_Emphasis"><text:span text:style-name="T11">High (Высокая)</text:span></text:span><text:span text:style-name="T12"> - Критический функционал, блокирующие сценарии, Smoke тесты</text:span></text:p>
        </text:list-item>
        <text:list-item>
          <text:p text:style-name="P11"><text:span text:style-name="Strong_20_Emphasis"><text:span text:style-name="T11">Medium (Средняя)</text:span></text:span><text:span text:style-name="T12"> - Важный функционал, основные пользовательские сценарии</text:span></text:p>
        </text:list-item>
        <text:list-item>
          <text:p text:style-name="P11"><text:span text:style-name="Strong_20_Emphasis"><text:span text:style-name="T11">Low (Низкая)</text:span></text:span><text:span text:style-name="T12"> - Дополнительный функционал, граничные случаи, нефункциональные тесты.</text:span></text:p>
        </text:list-item>
      </text:list>
      <text:p text:style-name="P12"/>
      <text:h text:style-name="P2" text:outline-level="2"><text:soft-page-break/><text:span text:style-name="T4">4</text:span>. Результаты выполнения тестов</text:h>
      <text:h text:style-name="P13" text:outline-level="3">API тесты (Backend)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">ID теста</text:p>
            </table:table-cell>
            <table:table-cell table:style-name="Таблица2.A1" office:value-type="string">
              <text:p text:style-name="P3">Название</text:p>
            </table:table-cell>
            <table:table-cell table:style-name="Таблица2.A1" office:value-type="string">
              <text:p text:style-name="P3">Статус</text:p>
            </table:table-cell>
            <table:table-cell table:style-name="Таблица2.A1" office:value-type="string">
              <text:p text:style-name="P3">Фактический результат</text:p>
            </table:table-cell>
          </table:table-row>
        </table:table-header-rows>
        <table:table-row>
          <table:table-cell table:style-name="Таблица2.A2" office:value-type="string">
            <text:p text:style-name="P5">TC-001</text:p>
          </table:table-cell>
          <table:table-cell table:style-name="Таблица2.A2" office:value-type="string">
            <text:p text:style-name="P5">Отправка сообщения на кириллице</text:p>
          </table:table-cell>
          <table:table-cell table:style-name="Таблица2.A2" office:value-type="string">
            <text:p text:style-name="P10">✅ <text:span text:style-name="T9">PASSED</text:span></text:p>
          </table:table-cell>
          <table:table-cell table:style-name="Таблица2.A2" office:value-type="string">
            <text:p text:style-name="P5">Сообщение успешно отправлено, получен корректный response</text:p>
          </table:table-cell>
        </table:table-row>
        <table:table-row>
          <table:table-cell table:style-name="Таблица2.A2" office:value-type="string">
            <text:p text:style-name="P5">TC-002</text:p>
          </table:table-cell>
          <table:table-cell table:style-name="Таблица2.A2" office:value-type="string">
            <text:p text:style-name="P5">Отправка сообщения с цифрами</text:p>
          </table:table-cell>
          <table:table-cell table:style-name="Таблица2.A2" office:value-type="string">
            <text:p text:style-name="P10">✅ <text:span text:style-name="T9">PASSED</text:span></text:p>
          </table:table-cell>
          <table:table-cell table:style-name="Таблица2.A2" office:value-type="string">
            <text:p text:style-name="P5">Сообщение успешно отправлено</text:p>
          </table:table-cell>
        </table:table-row>
        <table:table-row>
          <table:table-cell table:style-name="Таблица2.A2" office:value-type="string">
            <text:p text:style-name="P5">TC-003</text:p>
          </table:table-cell>
          <table:table-cell table:style-name="Таблица2.A2" office:value-type="string">
            <text:p text:style-name="P5">Отправка пустого сообщения</text:p>
          </table:table-cell>
          <table:table-cell table:style-name="Таблица2.A2" office:value-type="string">
            <text:p text:style-name="P10">✅ <text:span text:style-name="T9">PASSED</text:span></text:p>
          </table:table-cell>
          <table:table-cell table:style-name="Таблица2.A2" office:value-type="string">
            <text:p text:style-name="P5">Получена ошибка с кодом 100, как и ожидалось</text:p>
          </table:table-cell>
        </table:table-row>
        <table:table-row>
          <table:table-cell table:style-name="Таблица2.A2" office:value-type="string">
            <text:p text:style-name="P5">TC-004</text:p>
          </table:table-cell>
          <table:table-cell table:style-name="Таблица2.A2" office:value-type="string">
            <text:p text:style-name="P5">Отправка сообщения без токена</text:p>
          </table:table-cell>
          <table:table-cell table:style-name="Таблица2.A2" office:value-type="string">
            <text:p text:style-name="P10">✅ <text:span text:style-name="T9">PASSED</text:span></text:p>
          </table:table-cell>
          <table:table-cell table:style-name="Таблица2.A2" office:value-type="string">
            <text:p text:style-name="P5">Получена ошибка с кодом 15 (Access denied)</text:p>
          </table:table-cell>
        </table:table-row>
        <table:table-row>
          <table:table-cell table:style-name="Таблица2.A2" office:value-type="string">
            <text:p text:style-name="P5">TC-005</text:p>
          </table:table-cell>
          <table:table-cell table:style-name="Таблица2.A2" office:value-type="string">
            <text:p text:style-name="P5">Получение истории сообщений</text:p>
          </table:table-cell>
          <table:table-cell table:style-name="Таблица2.A2" office:value-type="string">
            <text:p text:style-name="P10">✅ <text:span text:style-name="T9">PASSED</text:span></text:p>
          </table:table-cell>
          <table:table-cell table:style-name="Таблица2.A2" office:value-type="string">
            <text:p text:style-name="P6">История сообщений успешно получена</text:p>
          </table:table-cell>
        </table:table-row>
      </table:table>
      <text:h text:style-name="P13" text:outline-level="3">UI тесты (Frontend)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3">ID теста</text:p>
            </table:table-cell>
            <table:table-cell table:style-name="Таблица3.A1" office:value-type="string">
              <text:p text:style-name="P3">Название</text:p>
            </table:table-cell>
            <table:table-cell table:style-name="Таблица3.A1" office:value-type="string">
              <text:p text:style-name="P3">Статус</text:p>
            </table:table-cell>
            <table:table-cell table:style-name="Таблица3.A1" office:value-type="string">
              <text:p text:style-name="P3">Фактический результат</text:p>
            </table:table-cell>
          </table:table-row>
        </table:table-header-rows>
        <table:table-row>
          <table:table-cell table:style-name="Таблица3.A2" office:value-type="string">
            <text:p text:style-name="P5">TC-006</text:p>
          </table:table-cell>
          <table:table-cell table:style-name="Таблица3.A2" office:value-type="string">
            <text:p text:style-name="P5">UI: Отправка сообщения на кириллице</text:p>
          </table:table-cell>
          <table:table-cell table:style-name="Таблица3.A2" office:value-type="string">
            <text:p text:style-name="P10">✅ <text:span text:style-name="T9">PASSED</text:span></text:p>
          </table:table-cell>
          <table:table-cell table:style-name="Таблица3.A2" office:value-type="string">
            <text:p text:style-name="P5">Сообщение на кириллице успешно отправлено через интерфейс</text:p>
          </table:table-cell>
        </table:table-row>
        <table:table-row>
          <table:table-cell table:style-name="Таблица3.A2" office:value-type="string">
            <text:p text:style-name="P5">TC-007</text:p>
          </table:table-cell>
          <table:table-cell table:style-name="Таблица3.A2" office:value-type="string">
            <text:p text:style-name="P5">UI: Отправка сообщения с цифрами</text:p>
          </table:table-cell>
          <table:table-cell table:style-name="Таблица3.A2" office:value-type="string">
            <text:p text:style-name="P10">✅ <text:span text:style-name="T9">PASSED</text:span></text:p>
          </table:table-cell>
          <table:table-cell table:style-name="Таблица3.A2" office:value-type="string">
            <text:p text:style-name="P5">Сообщение с цифрами успешно отправлено через интерфейс</text:p>
          </table:table-cell>
        </table:table-row>
        <table:table-row>
          <table:table-cell table:style-name="Таблица3.A2" office:value-type="string">
            <text:p text:style-name="P5">TC-008</text:p>
          </table:table-cell>
          <table:table-cell table:style-name="Таблица3.A2" office:value-type="string">
            <text:p text:style-name="P5">UI: Отправка пустого сообщения</text:p>
          </table:table-cell>
          <table:table-cell table:style-name="Таблица3.A2" office:value-type="string">
            <text:p text:style-name="P10">✅ <text:span text:style-name="T9">PASSED</text:span></text:p>
          </table:table-cell>
          <table:table-cell table:style-name="Таблица3.A2" office:value-type="string">
            <text:p text:style-name="P5">Система корректно обработала попытку отправки пустого сообщения</text:p>
          </table:table-cell>
        </table:table-row>
        <table:table-row>
          <table:table-cell table:style-name="Таблица3.A2" office:value-type="string">
            <text:p text:style-name="P5">TC-009</text:p>
          </table:table-cell>
          <table:table-cell table:style-name="Таблица3.A2" office:value-type="string">
            <text:p text:style-name="P5">UI: Отправка сообщения без авторизации</text:p>
          </table:table-cell>
          <table:table-cell table:style-name="Таблица3.A2" office:value-type="string">
            <text:p text:style-name="P10">✅ <text:span text:style-name="T9">PASSED</text:span></text:p>
          </table:table-cell>
          <table:table-cell table:style-name="Таблица3.A2" office:value-type="string">
            <text:p text:style-name="P5">Система перенаправила на страницу авторизации</text:p>
          </table:table-cell>
        </table:table-row>
        <table:table-row>
          <table:table-cell table:style-name="Таблица3.A2" office:value-type="string">
            <text:p text:style-name="P5">TC-010</text:p>
          </table:table-cell>
          <table:table-cell table:style-name="Таблица3.A2" office:value-type="string">
            <text:p text:style-name="P5">UI: Просмотр истории сообщений</text:p>
          </table:table-cell>
          <table:table-cell table:style-name="Таблица3.A2" office:value-type="string">
            <text:p text:style-name="P10">✅ <text:span text:style-name="T9">PASSED</text:span></text:p>
          </table:table-cell>
          <table:table-cell table:style-name="Таблица3.A2" office:value-type="string">
            <text:p text:style-name="P6">История сообщений успешно загружена и отображена</text:p>
          </table:table-cell>
        </table:table-row>
      </table:table>
      <text:h text:style-name="P2" text:outline-level="2"><text:soft-page-break/><text:span text:style-name="T4">5</text:span>. Распределение тестов по типам</text:h>
      <text:p text:style-name="P14">text</text:p>
      <text:p text:style-name="P15">📊 <text:span text:style-name="T13">Распределение тестов:</text:span></text:p>
      <text:p text:style-name="P16">┌─────────────────────┬───────┐</text:p>
      <text:p text:style-name="P16">│ <text:span text:style-name="T13">Тип тестов <text:s text:c="9"/>│ Кол-во │</text:span></text:p>
      <text:p text:style-name="P16">├─────────────────────┼───────┤</text:p>
      <text:p text:style-name="P16">│ <text:span text:style-name="T13">API тесты <text:s text:c="10"/>│ <text:s text:c="2"/>5 <text:s text:c="2"/>│</text:span></text:p>
      <text:p text:style-name="P16">│ <text:span text:style-name="T13">UI тесты <text:s text:c="11"/>│ <text:s text:c="2"/>5 <text:s text:c="2"/>│</text:span></text:p>
      <text:p text:style-name="P16">├─────────────────────┼───────┤</text:p>
      <text:p text:style-name="P16">│ <text:span text:style-name="T13">Позитивные тесты <text:s text:c="3"/>│ <text:s text:c="2"/>6 <text:s text:c="2"/>│</text:span></text:p>
      <text:p text:style-name="P16">│ <text:span text:style-name="T13">Негативные тесты <text:s text:c="3"/>│ <text:s text:c="2"/>4 <text:s text:c="2"/>│</text:span></text:p>
      <text:p text:style-name="P16">├─────────────────────┼───────┤</text:p>
      <text:p text:style-name="P16">│ <text:span text:style-name="T13">Smoke тесты <text:s text:c="8"/>│ <text:s text:c="2"/>2 <text:s text:c="2"/>│</text:span></text:p>
      <text:p text:style-name="P16">│ <text:span text:style-name="T13">Функциональные тесты│ <text:s text:c="2"/>8 <text:s text:c="2"/>│</text:span></text:p>
      <text:p text:style-name="P16">└─────────────────────┴───────┘</text:p>
      <text:h text:style-name="P2" text:outline-level="2"><text:span text:style-name="T4">6</text:span>. Покрытие функциональности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3">Функциональность</text:p>
            </table:table-cell>
            <table:table-cell table:style-name="Таблица4.A1" office:value-type="string">
              <text:p text:style-name="P3">API тесты</text:p>
            </table:table-cell>
            <table:table-cell table:style-name="Таблица4.A1" office:value-type="string">
              <text:p text:style-name="P3">UI тесты</text:p>
            </table:table-cell>
            <table:table-cell table:style-name="Таблица4.A1" office:value-type="string">
              <text:p text:style-name="P3">Статус</text:p>
            </table:table-cell>
          </table:table-row>
        </table:table-header-rows>
        <table:table-row>
          <table:table-cell table:style-name="Таблица4.A2" office:value-type="string">
            <text:p text:style-name="P5">Отправка сообщений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4"><text:span text:style-name="Strong_20_Emphasis"><text:span text:style-name="T3">Полностью покрыто</text:span></text:span></text:p>
          </table:table-cell>
        </table:table-row>
        <table:table-row>
          <table:table-cell table:style-name="Таблица4.A2" office:value-type="string">
            <text:p text:style-name="P5">Отправка спецсимволов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4"><text:span text:style-name="Strong_20_Emphasis"><text:span text:style-name="T3">Полностью покрыто</text:span></text:span></text:p>
          </table:table-cell>
        </table:table-row>
        <table:table-row>
          <table:table-cell table:style-name="Таблица4.A2" office:value-type="string">
            <text:p text:style-name="P5">Обработка ошибок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4"><text:span text:style-name="Strong_20_Emphasis"><text:span text:style-name="T3">Полностью покрыто</text:span></text:span></text:p>
          </table:table-cell>
        </table:table-row>
        <table:table-row>
          <table:table-cell table:style-name="Таблица4.A2" office:value-type="string">
            <text:p text:style-name="P5">Безопасность/Авторизация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4"><text:span text:style-name="Strong_20_Emphasis"><text:span text:style-name="T3">Полностью покрыто</text:span></text:span></text:p>
          </table:table-cell>
        </table:table-row>
        <table:table-row>
          <table:table-cell table:style-name="Таблица4.A2" office:value-type="string">
            <text:p text:style-name="P5">История сообщений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10">✅</text:p>
          </table:table-cell>
          <table:table-cell table:style-name="Таблица4.A2" office:value-type="string">
            <text:p text:style-name="P4"><text:span text:style-name="Strong_20_Emphasis"><text:span text:style-name="T3">Полностью покрыто</text:span></text:span></text:p>
          </table:table-cell>
        </table:table-row>
      </table:table>
      <text:h text:style-name="P2" text:outline-level="2"><text:span text:style-name="T4">7</text:span>. Метрики качества</text:h>
      <text:p text:style-name="P14">text</text:p>
      <text:p text:style-name="P17">Успешность прохождения тестов:</text:p>
      <text:p text:style-name="P16">████████████████████████ <text:span text:style-name="T13">100% (10/10)</text:span></text:p>
      <text:p text:style-name="P18"/>
      <text:p text:style-name="P19">Покрытие функциональности:</text:p>
      <text:p text:style-name="P16">████████████████████████ <text:span text:style-name="T13">100%</text:span></text:p>
      <text:p text:style-name="P18"><text:soft-page-break/></text:p>
      <text:p text:style-name="P19">Соотношение позитивных/негативных:</text:p>
      <text:p text:style-name="P16">████████████▒▒▒▒▒▒▒▒▒▒▒▒ <text:span text:style-name="T13">60% / 40%</text:span></text:p>
      <text:h text:style-name="P2" text:outline-level="2"><text:span text:style-name="T4">8</text:span>. Выводы</text:h>
      <text:p text:style-name="P20"><text:span text:style-name="Strong_20_Emphasis"><text:span text:style-name="T14">Общая оценка качества:</text:span></text:span><text:span text:style-name="T15"> ✅ </text:span><text:span text:style-name="Strong_20_Emphasis"><text:span text:style-name="T14">Отлично</text:span></text:span></text:p>
      <text:p text:style-name="P21">Все 10 тестов (5 API и 5 UI) успешно пройдены. Система показывает стабильную работу как на уровне API, так и на уровне пользовательского интерфейса.</text:p>
      <text:h text:style-name="P13" text:outline-level="3">Сильные стороны:</text:h>
      <text:list text:style-name="L2">
        <text:list-item>
          <text:p text:style-name="P22">✅ <text:span text:style-name="T16">Корректная обработка различных типов сообщений (кириллица, цифры)</text:span></text:p>
        </text:list-item>
        <text:list-item>
          <text:p text:style-name="P22">✅ <text:span text:style-name="T16">Правильная работа механизмов авторизации</text:span></text:p>
        </text:list-item>
        <text:list-item>
          <text:p text:style-name="P22">✅ <text:span text:style-name="T16">Адекватная обработка ошибок и граничных случаев</text:span></text:p>
        </text:list-item>
        <text:list-item>
          <text:p text:style-name="P22">✅ <text:span text:style-name="T16">Согласованность работы API и UI</text:span></text:p>
        </text:list-item>
        <text:list-item>
          <text:p text:style-name="P22">✅ <text:span text:style-name="T16">Высокая скорость выполнения тестов (3.28 сек)</text:span></text:p>
        </text:list-item>
      </text:list>
      <text:h text:style-name="P13" text:outline-level="3">Проверенные сценарии:</text:h>
      <text:list text:style-name="L3">
        <text:list-item>
          <text:p text:style-name="P23">Отправка сообщений с разным содержимым</text:p>
        </text:list-item>
        <text:list-item>
          <text:p text:style-name="P23">Негативные сценарии (пустые сообщения, отсутствие авторизации)</text:p>
        </text:list-item>
        <text:list-item>
          <text:p text:style-name="P23">Получение истории сообщений</text:p>
        </text:list-item>
        <text:list-item>
          <text:p text:style-name="P23">UI взаимодействие с элементами страницы</text:p>
        </text:list-item>
      </text:list>
      <text:h text:style-name="P2" text:outline-level="2"><text:span text:style-name="T4">9</text:span>. Рекомендации</text:h>
      <text:p text:style-name="P21">Для дальнейшего улучшения тестового покрытия рекомендуется:</text:p>
      <text:list text:style-name="L4">
        <text:list-item>
          <text:p text:style-name="P24"><text:span text:style-name="Strong_20_Emphasis"><text:span text:style-name="T14">Расширить тестовые данные:</text:span></text:span></text:p>
          <text:list>
            <text:list-item>
              <text:p text:style-name="P25"><text:soft-page-break/>Добавить тесты с эмодзи и специальными символами</text:p>
            </text:list-item>
            <text:list-item>
              <text:p text:style-name="P25">Тесты с очень длинными сообщениями (&gt;4096 символов)</text:p>
            </text:list-item>
            <text:list-item>
              <text:p text:style-name="P25">Тесты с вложениями (фото, видео, документы)</text:p>
            </text:list-item>
          </text:list>
        </text:list-item>
        <text:list-item>
          <text:p text:style-name="P24"><text:span text:style-name="Strong_20_Emphasis"><text:span text:style-name="T14">Добавить тесты производительности:</text:span></text:span></text:p>
          <text:list>
            <text:list-item>
              <text:p text:style-name="P25">Время ответа API при высокой нагрузке</text:p>
            </text:list-item>
            <text:list-item>
              <text:p text:style-name="P25">UI тесты с измерением времени загрузки</text:p>
            </text:list-item>
          </text:list>
        </text:list-item>
        <text:list-item>
          <text:p text:style-name="P24"><text:span text:style-name="Strong_20_Emphasis"><text:span text:style-name="T14">Кросс-браузерное тестирование:</text:span></text:span></text:p>
          <text:list>
            <text:list-item>
              <text:p text:style-name="P25">Проверить UI тесты в разных браузерах</text:p>
            </text:list-item>
          </text:list>
        </text:list-item>
        <text:list-item>
          <text:p text:style-name="P24"><text:span text:style-name="Strong_20_Emphasis"><text:span text:style-name="T14">Интеграционное тестирование:</text:span></text:span></text:p>
          <text:list>
            <text:list-item>
              <text:p text:style-name="P25">Проверить сценарии с переключением между API и UI</text:p>
            </text:list-item>
          </text:list>
        </text:list-item>
      </text:list>
      <text:h text:style-name="P2" text:outline-level="2"><text:span text:style-name="T4">10</text:span>. Заключение</text:h>
      <text:p text:style-name="P21">Приложение готово к релизу. Критических дефектов не обнаружено. Все автоматизированные тесты (10 из 10) успешно пройдены, что подтверждает стабильность работы основных функций отправки и получения сообщений как через API, так и через пользовательский интерфейс.</text:p>
      <text:p text:style-name="P26"/>
      <text:p text:style-name="P27"><text:span text:style-name="Strong_20_Emphasis"><text:span text:style-name="T14">Отчет сформирован:</text:span></text:span><text:span text:style-name="T15"> 15 марта 2026<text:line-break/></text:span><text:span text:style-name="Strong_20_Emphasis"><text:span text:style-name="T14">Тестирование выполнил:</text:span></text:span><text:span text:style-name="T15"> [</text:span><text:span text:style-name="T17">Maya Tereshchenkom</text:span><text:span text:style-name="T15">]<text:line-break/></text:span><text:span text:style-name="Strong_20_Emphasis"><text:span text:style-name="T14">Общее время выполнения:</text:span></text:span><text:span text:style-name="T15"> 3.28 секунды<text:line-break/></text:span><text:span text:style-name="Strong_20_Emphasis"><text:span text:style-name="T14">Статус:</text:span></text:span><text:span text:style-name="T15"> ✅ УСПЕШНО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5T11:18:36.903704800</meta:creation-date>
    <dc:date>2026-03-15T12:02:00.448742000</dc:date>
    <meta:editing-duration>PT32M36S</meta:editing-duration>
    <meta:editing-cycles>1</meta:editing-cycles>
    <meta:document-statistic meta:table-count="7" meta:image-count="0" meta:object-count="0" meta:page-count="11" meta:paragraph-count="319" meta:word-count="1331" meta:character-count="10022" meta:non-whitespace-character-count="8967"/>
    <meta:generator>LibreOffice/25.8.3.2$Windows_X86_64 LibreOffice_project/8ca8d55c161d602844f5428fa4b58097424e324e</meta:generator>
  </office:meta>
</office:document-meta>
</file>